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4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/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([.E2:.E61]*[.F2:.F61])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([.E3:.E62]*[.F3:.F62])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/>
          <table:table-cell table:formula="of:=([.E4:.E63]*[.F4:.F63])" office:value-type="currency" office:currency="EUR" office:value="22.5">
            <text:p>€ 22,50</text:p>
          </table:table-cell>
          <table:table-cell table:formula="of:=COUNTIF([.C2:.C61];&quot;Vino&quot;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/>
          <table:table-cell table:formula="of:=([.E5:.E64]*[.F5:.F64])" office:value-type="currency" office:currency="EUR" office:value="72">
            <text:p>€ 72,00</text:p>
          </table:table-cell>
          <table:table-cell table:formula="of:=SUMIF([.D2:.D61];&quot;Toscana&quot;;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/>
          <table:table-cell table:formula="of:=([.E6:.E65]*[.F6:.F65])" office:value-type="currency" office:currency="EUR" office:value="15">
            <text:p>€ 15,00</text:p>
          </table:table-cell>
          <table:table-cell table:style-name="ce7" table:formula="of:=AVERAGEIF([.C2:.C61];&quot;Olio&quot;;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/>
          <table:table-cell table:formula="of:=([.E7:.E66]*[.F7:.F66])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([.E8:.E67]*[.F8:.F67])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([.E9:.E68]*[.F9:.F68])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([.E10:.E69]*[.F10:.F69])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([.E11:.E70]*[.F11:.F70])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([.E12:.E71]*[.F12:.F71])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([.E13:.E72]*[.F13:.F72])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/>
          <table:table-cell table:formula="of:=([.E14:.E73]*[.F14:.F73])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([.E15:.E74]*[.F15:.F74])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([.E16:.E75]*[.F16:.F75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([.E17:.E76]*[.F17:.F76])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([.E18:.E77]*[.F18:.F77])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([.E19:.E78]*[.F19:.F78])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([.E20:.E79]*[.F20:.F79])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([.E21:.E80]*[.F21:.F80])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/>
          <table:table-cell table:formula="of:=([.E22:.E81]*[.F22:.F81])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([.E23:.E82]*[.F23:.F82])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([.E24:.E83]*[.F24:.F83])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([.E25:.E84]*[.F25:.F84])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([.E26:.E85]*[.F26:.F85])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([.E27:.E86]*[.F27:.F86])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/>
          <table:table-cell table:formula="of:=([.E28:.E87]*[.F28:.F87])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([.E29:.E88]*[.F29:.F88])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([.E30:.E89]*[.F30:.F89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/>
          <table:table-cell table:formula="of:=([.E31:.E90]*[.F31:.F90])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([.E32:.E91]*[.F32:.F91])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/>
          <table:table-cell table:formula="of:=([.E33:.E92]*[.F33:.F92])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([.E34:.E93]*[.F34:.F93])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([.E35:.E94]*[.F35:.F94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([.E36:.E95]*[.F36:.F95])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([.E37:.E96]*[.F37:.F96])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([.E38:.E97]*[.F38:.F97])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([.E39:.E98]*[.F39:.F98])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/>
          <table:table-cell table:formula="of:=([.E40:.E99]*[.F40:.F99])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([.E41:.E100]*[.F41:.F100])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([.E42:.E101]*[.F42:.F101])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/>
          <table:table-cell table:formula="of:=([.E43:.E102]*[.F43:.F102])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([.E44:.E103]*[.F44:.F103])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([.E45:.E104]*[.F45:.F104])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([.E46:.E105]*[.F46:.F105])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/>
          <table:table-cell table:formula="of:=([.E47:.E106]*[.F47:.F106])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([.E48:.E107]*[.F48:.F107])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/>
          <table:table-cell table:formula="of:=([.E49:.E108]*[.F49:.F108])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([.E50:.E109]*[.F50:.F109])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([.E51:.E110]*[.F51:.F110])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([.E52:.E111]*[.F52:.F111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([.E53:.E112]*[.F53:.F112])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/>
          <table:table-cell table:formula="of:=([.E54:.E113]*[.F54:.F113])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/>
          <table:table-cell table:formula="of:=([.E55:.E114]*[.F55:.F114])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([.E56:.E115]*[.F56:.F115])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([.E57:.E116]*[.F57:.F116])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/>
          <table:table-cell table:formula="of:=([.E58:.E117]*[.F58:.F117])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([.E59:.E118]*[.F59:.F118])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([.E60:.E119]*[.F60:.F119])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([.E61:.E120]*[.F61:.F120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23.5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23:51</dc:date>
    <meta:generator>OpenOffice/4.1.15$Unix OpenOffice.org_project/4115m2$Build-9813</meta:generator>
    <meta:editing-duration>PT6S</meta:editing-duration>
    <meta:editing-cycles>1</meta:editing-cycles>
    <meta:document-statistic meta:table-count="1" meta:cell-count="554" meta:object-count="0"/>
  </office:meta>
</office:document-meta>
</file>